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Consolas, 'Courier New', monospace"/>
    <style:font-face style:name="OpenSymbol" svg:font-family="OpenSymbol"/>
    <style:font-face style:name="Arial2" svg:font-family="Arial" style:font-family-generic="swiss"/>
    <style:font-face style:name="Comfortaa" svg:font-family="Comforta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9">
      <style:text-properties style:font-name="Arial" fo:font-weight="bold" style:font-weight-asian="bold" style:font-weight-complex="bold"/>
    </style:style>
    <style:style style:name="P3" style:family="paragraph" style:parent-style-name="Standard" style:list-style-name="L20">
      <style:text-properties style:font-name="Arial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style:use-window-font-color="true" style:font-name="Arial"/>
    </style:style>
    <style:style style:name="P5" style:family="paragraph" style:list-style-name="L2">
      <style:text-properties style:font-name="Arial" fo:font-weight="bold" style:font-weight-asian="bold" style:font-weight-complex="bold"/>
    </style:style>
    <style:style style:name="P6" style:family="paragraph" style:list-style-name="L4">
      <style:text-properties style:font-name="Arial" fo:font-weight="bold" style:font-weight-asian="bold" style:font-weight-complex="bold"/>
    </style:style>
    <style:style style:name="P7" style:family="paragraph" style:list-style-name="L3">
      <style:text-properties style:font-name="Arial" fo:font-weight="bold" style:font-weight-asian="bold" style:font-weight-complex="bold"/>
    </style:style>
    <style:style style:name="P8" style:family="paragraph" style:list-style-name="L5">
      <style:text-properties style:font-name="Arial" fo:font-weight="bold" style:font-weight-asian="bold" style:font-weight-complex="bold"/>
    </style:style>
    <style:style style:name="P9" style:family="paragraph" style:list-style-name="L6">
      <style:text-properties style:font-name="Arial" fo:font-weight="bold" style:font-weight-asian="bold" style:font-weight-complex="bold"/>
    </style:style>
    <style:style style:name="P10" style:family="paragraph" style:list-style-name="L7">
      <style:text-properties style:font-name="Arial" fo:font-weight="bold" style:font-weight-asian="bold" style:font-weight-complex="bold"/>
    </style:style>
    <style:style style:name="P11" style:family="paragraph" style:list-style-name="L8">
      <style:text-properties style:font-name="Arial" fo:font-weight="bold" style:font-weight-asian="bold" style:font-weight-complex="bold"/>
    </style:style>
    <style:style style:name="P12" style:family="paragraph" style:list-style-name="L18">
      <style:text-properties style:font-name="Arial" fo:font-weight="bold" style:font-weight-asian="bold" style:font-weight-complex="bold"/>
    </style:style>
    <style:style style:name="P13" style:family="paragraph" style:list-style-name="L15">
      <style:text-properties style:font-name="Arial" fo:font-weight="bold" style:font-weight-asian="bold" style:font-weight-complex="bold"/>
    </style:style>
    <style:style style:name="P14" style:family="paragraph" style:list-style-name="L14">
      <style:text-properties style:font-name="Arial" fo:font-weight="bold" style:font-weight-asian="bold" style:font-weight-complex="bold"/>
    </style:style>
    <style:style style:name="P15" style:family="paragraph" style:list-style-name="L13">
      <style:text-properties style:font-name="Arial" fo:font-weight="bold" style:font-weight-asian="bold" style:font-weight-complex="bold"/>
    </style:style>
    <style:style style:name="P16" style:family="paragraph" style:list-style-name="L12">
      <style:text-properties style:font-name="Arial" fo:font-weight="bold" style:font-weight-asian="bold" style:font-weight-complex="bold"/>
    </style:style>
    <style:style style:name="P17" style:family="paragraph" style:list-style-name="L11">
      <style:text-properties style:font-name="Arial" fo:font-weight="bold" style:font-weight-asian="bold" style:font-weight-complex="bold"/>
    </style:style>
    <style:style style:name="P18" style:family="paragraph" style:list-style-name="L10">
      <style:text-properties style:font-name="Arial" fo:font-weight="bold" style:font-weight-asian="bold" style:font-weight-complex="bold"/>
    </style:style>
    <style:style style:name="P19" style:family="paragraph" style:parent-style-name="Text_20_body">
      <style:text-properties style:font-name="Arial"/>
    </style:style>
    <style:style style:name="T1" style:family="text">
      <style:text-properties style:font-name="Comfortaa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omfortaa" fo:font-size="12pt" fo:font-weight="bold" fo:background-color="#29353b" style:font-size-asian="12pt" style:font-weight-asian="bold" style:font-size-complex="12pt" style:font-weight-complex="bold"/>
    </style:style>
    <style:style style:name="T3" style:family="text">
      <style:text-properties style:font-name="Comfortaa" fo:font-size="12pt" style:font-size-asian="12pt" style:font-size-complex="12pt"/>
    </style:style>
    <style:style style:name="T4" style:family="text">
      <style:text-properties style:font-name="Comfortaa" fo:font-size="12pt" fo:font-weight="normal" fo:background-color="#29353b" style:font-size-asian="12pt" style:font-size-complex="12pt"/>
    </style:style>
    <style:style style:name="T5" style:family="text">
      <style:text-properties style:font-name="JetBrains Mono" fo:font-size="11.25pt" fo:font-weight="normal" fo:background-color="#29353b"/>
    </style:style>
    <style:style style:name="T6" style:family="text">
      <style:text-properties fo:font-size="11.25pt" fo:font-weight="normal" fo:background-color="#29353b"/>
    </style:style>
    <style:style style:name="T7" style:family="text">
      <style:text-properties style:use-window-font-color="true" style:font-name="Comfortaa" fo:font-size="12pt" style:font-size-asian="12pt" style:font-size-complex="12pt"/>
    </style:style>
    <style:style style:name="T8" style:family="text">
      <style:text-properties style:use-window-font-color="true" style:font-name="Comfortaa" fo:font-size="12pt" fo:font-weight="bold" fo:background-color="#29353b" style:font-size-asian="12pt" style:font-weight-asian="bold" style:font-size-complex="12pt" style:font-weight-complex="bold"/>
    </style:style>
    <style:style style:name="T9" style:family="text">
      <style:text-properties fo:color="#e06c75" style:font-name="JetBrains Mono" fo:font-size="11.25pt" fo:font-weight="normal" fo:background-color="#29353b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23456794276896850" text:style-name="L2">
        <text:list-item>
          <text:p>¿Qué es la LOPD?</text:p>
        </text:list-item>
      </text:list>
      <text:p text:style-name="P1">Ley Organica de Proteccion de Datos</text:p>
      <text:list xml:id="list4632120737927859686" text:style-name="L3">
        <text:list-item>
          <text:p>En base al reglamento de la LOPD, en qué niveles <text:s/>se divide el tipo de datos que regula?</text:p>
        </text:list-item>
      </text:list>
      <text:p text:style-name="P1">Basico, medio y alto.</text:p>
      <text:list xml:id="list4702500132981867060" text:style-name="L4">
        <text:list-item>
          <text:p>¿Qué es un CRM?</text:p>
        </text:list-item>
      </text:list>
      <text:p text:style-name="P1">Customer Relationship Management</text:p>
      <text:p text:style-name="P1">Sistema que ayuda a las empresas a gestionar y analizar las interacciones con los clientes y los datos a lo largo del ciclo de vida del cliente.</text:p>
      <text:list xml:id="list3893868695182500755" text:style-name="L5">
        <text:list-item>
          <text:p>¿Qué es ERP?</text:p>
        </text:list-item>
      </text:list>
      <text:p text:style-name="P1">Enterprise Resource Planning</text:p>
      <text:p text:style-name="P1">Es un sistema integrado que ayuda a las empresas a gestionar de manera eficiente y automatizada diferentes procesos de negocio, como contabilidad, recursos humanos, manufactura y logistica.</text:p>
      <text:list xml:id="list7208835958162985057" text:style-name="L6">
        <text:list-item>
          <text:p>¿Qué módulos suele incluir un ERP?</text:p>
        </text:list-item>
      </text:list>
      <text:p text:style-name="P19">Finanzas y contabilidad</text:p>
      <text:p text:style-name="P19">Ventas y marketing</text:p>
      <text:p text:style-name="P19">Compras</text:p>
      <text:p text:style-name="P19">Inventario y almacén</text:p>
      <text:p text:style-name="P19">Recursos Humanos</text:p>
      <text:p text:style-name="P19">Producción</text:p>
      <text:p text:style-name="P19">CRM (Customer Relationship Management)</text:p>
      <text:p text:style-name="P19">Business Intelligence</text:p>
      <text:p text:style-name="P19">Gestión de proyectos </text:p>
      <text:list xml:id="list7638379980334721803" text:style-name="L7">
        <text:list-item>
          <text:p>¿Qué es SAP?</text:p>
        </text:list-item>
      </text:list>
      <text:p text:style-name="P1">Systems, Applications and Products Planning</text:p>
      <text:p text:style-name="P1">Es una empresa que desarrolla software ERP y otros tipos de software empresarial.</text:p>
      <text:p text:style-name="P1">- Ofrece una gama de soluciones para direferentes areas de una empresa, como finanzas, recursos humanos, prodcuccion, y ventas; ayudando a integrar y gestionar todos los aspectos de negocio.</text:p>
      <text:list xml:id="list1429917982893557872" text:style-name="L8">
        <text:list-item>
          <text:p>¿Cómo se llama el ERP de Microsoft?</text:p>
        </text:list-item>
      </text:list>
      <text:p text:style-name="P1">El ERP de Microsoft se llama Dynamics 365 Business Central.</text:p>
      <text:list xml:id="list963521694051262704" text:style-name="L18">
        <text:list-item>
          <text:p>¿Qué es ODOO?</text:p>
        </text:list-item>
      </text:list>
      <text:p text:style-name="P1">Es un conjunto de aplicaciones empresariales de código abierto que cubren todas las necesidades de su empresa: CRM, comercio electrónico, contabilidad, inventario, punto de venta, gestión de proyectos, etc. La propuesta de valor única de Odoo es ser al mismo tiempo muy fácil de usar y totalmente integrada.</text:p>
      <text:list xml:id="list7604180384913363701" text:style-name="L15">
        <text:list-item>
          <text:p>¿Qué es VELNEO?</text:p>
        </text:list-item>
      </text:list>
      <text:p text:style-name="P1">E una plataforma que te permite crear cualquier aplicación de gestión empresarial con Low-Code, sin necesidad de programar. Descubre sus beneficios, casos de éxito, partners y solicita una demostración. </text:p>
      <text:list xml:id="list4297219605683932475" text:style-name="L14">
        <text:list-item>
          <text:p>¿Qué es un asiento contable?</text:p>
        </text:list-item>
      </text:list>
      <text:p text:style-name="P1">Un asiento contable es una anotación que se realiza en el libro diario de contabilidad de una empresa para registrar una transacción o hecho económico que afecta su situación financiera o patrimonial.</text:p>
      <text:list xml:id="list707315148672573745" text:style-name="L13">
        <text:list-item>
          <text:p>¿Qué elementos suele incluir una factura?</text:p>
        </text:list-item>
      </text:list>
      <text:p text:style-name="P1">Datos de la empresa, datos del cliente, numero de factura, cuando se hizo, productos, cantidad y precio unitario, IVA y el total a pagar.</text:p>
      <text:list xml:id="list3455590100386609121" text:style-name="L12">
        <text:list-item>
          <text:p>¿Qué es la Free Software Foundation?</text:p>
        </text:list-item>
      </text:list>
      <text:p text:style-name="P1">Es una organización que promuebe el uso y distribucion del software libre, para poder modificar el mismo, la distribucion...</text:p>
      <text:list xml:id="list8579606598932614202" text:style-name="L11">
        <text:list-item>
          <text:p>¿Qué funcionalidades consideras que debe tener un sistema informático para dar soporte a su actividad económica?</text:p>
        </text:list-item>
      </text:list>
      <text:p text:style-name="P1">Contabilidad, facturacion, seguridad, analisis</text:p>
      <text:list xml:id="list1583976976983863841" text:style-name="L10">
        <text:list-item>
          <text:p><text:soft-page-break/>¿Qué sistema conoces que se usen en alguna tienda, bar, restaurante?</text:p>
        </text:list-item>
      </text:list>
      <text:list xml:id="list6020056198406975588" text:style-name="L9">
        <text:list-item>
          <text:p text:style-name="P2">¿ Qué Sistemas de Gestión empresarial conoces privativos y libres?</text:p>
        </text:list-item>
      </text:list>
      <text:list xml:id="list5490386886176424696" text:style-name="L20">
        <text:list-item>
          <text:p text:style-name="P3"><text:span text:style-name="T10">Privados: </text:span>SAP, Microsoft Dynamics y Oracle E-Business Suite.</text:p>
        </text:list-item>
        <text:list-item>
          <text:p text:style-name="P3"><text:span text:style-name="T10">Libres:</text:span> Odoo, ERPNext, Apache OFBiz</text:p>
        </text:list-item>
      </text:list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Consolas, 'Courier New', monospace"/>
    <style:font-face style:name="OpenSymbol" svg:font-family="OpenSymbol"/>
    <style:font-face style:name="Arial2" svg:font-family="Arial" style:font-family-generic="swiss"/>
    <style:font-face style:name="Comfortaa" svg:font-family="Comforta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15-11m </meta:initial-creator>
    <meta:creation-date>2024-09-11T08:49:40.72</meta:creation-date>
    <meta:document-statistic meta:table-count="0" meta:image-count="0" meta:object-count="0" meta:page-count="2" meta:paragraph-count="42" meta:word-count="440" meta:character-count="2737"/>
    <dc:date>2024-09-11T09:06:37.35</dc:date>
    <dc:creator>b15-11m </dc:creator>
    <meta:editing-duration>PT16M57S</meta:editing-duration>
    <meta:editing-cycles>1</meta:editing-cycles>
    <meta:generator>OpenOffice/4.1.15$Win32 OpenOffice.org_project/4115m2$Build-9813</meta:generator>
  </office:meta>
</office:document-meta>
</file>